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normal" officeooo:rsid="000a77f2" officeooo:paragraph-rsid="000a77f2" style:font-style-asian="normal" style:font-style-complex="normal"/>
    </style:style>
    <style:style style:name="P2" style:family="paragraph" style:parent-style-name="Standard">
      <style:paragraph-properties fo:text-align="center" style:justify-single-word="false"/>
      <style:text-properties fo:font-size="15pt" fo:font-weight="bold" officeooo:rsid="000a77f2" officeooo:paragraph-rsid="000a77f2" style:font-size-asian="15pt" style:font-weight-asian="bold" style:font-size-complex="15pt" style:font-weight-complex="bold"/>
    </style:style>
    <style:style style:name="P3" style:family="paragraph" style:parent-style-name="Standard">
      <style:paragraph-properties fo:margin-left="0cm" fo:margin-right="0cm" fo:text-align="justify" style:justify-single-word="false" fo:text-indent="0cm" style:auto-text-indent="false"/>
      <style:text-properties fo:color="#2a6099" loext:opacity="100%" fo:font-size="10.5pt" fo:font-style="normal" fo:font-weight="bold" officeooo:rsid="002d0da2" officeooo:paragraph-rsid="002d0da2" style:font-size-asian="10.5pt" style:font-style-asian="normal" style:font-weight-asian="bold" style:font-size-complex="10.5pt" style:font-style-complex="normal" style:font-weight-complex="bold"/>
    </style:style>
    <style:style style:name="P4" style:family="paragraph" style:parent-style-name="Standard">
      <style:paragraph-properties fo:margin-left="1.251cm" fo:margin-right="0cm" fo:text-align="justify" style:justify-single-word="false" fo:text-indent="0cm" style:auto-text-indent="false"/>
      <style:text-properties fo:color="#2a6099" loext:opacity="100%" fo:font-size="10.5pt" fo:font-style="normal" fo:font-weight="bold" officeooo:rsid="002d0da2" officeooo:paragraph-rsid="002d0da2" style:font-size-asian="10.5pt" style:font-style-asian="normal" style:font-weight-asian="bold" style:font-size-complex="10.5pt" style:font-style-complex="normal" style:font-weight-complex="bold"/>
    </style:style>
    <style:style style:name="P5" style:family="paragraph" style:parent-style-name="Standard">
      <style:paragraph-properties fo:margin-left="0cm" fo:margin-right="0cm" fo:text-align="justify" style:justify-single-word="false" fo:text-indent="0cm" style:auto-text-indent="false"/>
      <style:text-properties fo:color="#2a6099" loext:opacity="100%" fo:font-size="10.5pt" fo:font-style="normal" fo:font-weight="bold" officeooo:rsid="002d68bb" officeooo:paragraph-rsid="002d68bb" style:font-size-asian="10.5pt" style:font-style-asian="normal" style:font-weight-asian="bold" style:font-size-complex="10.5pt" style:font-style-complex="normal" style:font-weight-complex="bold"/>
    </style:style>
    <style:style style:name="P6" style:family="paragraph" style:parent-style-name="Standard">
      <style:paragraph-properties fo:text-align="center" style:justify-single-word="false"/>
      <style:text-properties fo:font-size="18pt" fo:font-weight="bold" officeooo:rsid="000a77f2" officeooo:paragraph-rsid="000a77f2"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22pt" fo:font-weight="bold" officeooo:rsid="00149aeb" officeooo:paragraph-rsid="002ef99f" style:font-size-asian="22pt" style:font-weight-asian="bold" style:font-size-complex="22pt" style:font-weight-complex="bold"/>
    </style:style>
    <style:style style:name="P8" style:family="paragraph" style:parent-style-name="Standard">
      <style:text-properties officeooo:rsid="00149aeb" officeooo:paragraph-rsid="002ef99f"/>
    </style:style>
    <style:style style:name="P9" style:family="paragraph" style:parent-style-name="Standard">
      <style:paragraph-properties fo:margin-left="1.251cm" fo:margin-right="0cm" fo:line-height="150%" fo:text-align="justify" style:justify-single-word="false" fo:text-indent="0cm" style:auto-text-indent="false"/>
      <style:text-properties officeooo:paragraph-rsid="002ef99f"/>
    </style:style>
    <style:style style:name="P10" style:family="paragraph" style:parent-style-name="Standard">
      <style:text-properties officeooo:paragraph-rsid="002ef99f"/>
    </style:style>
    <style:style style:name="P11" style:family="paragraph" style:parent-style-name="Standard">
      <style:paragraph-properties fo:margin-left="1.251cm" fo:margin-right="0cm" fo:text-indent="0cm" style:auto-text-indent="false"/>
      <style:text-properties officeooo:paragraph-rsid="002ef99f"/>
    </style:style>
    <style:style style:name="P12" style:family="paragraph" style:parent-style-name="Standard">
      <style:paragraph-properties fo:margin-left="1.251cm" fo:margin-right="0cm" fo:text-align="end" style:justify-single-word="false" fo:text-indent="0cm" style:auto-text-indent="false"/>
      <style:text-properties fo:font-size="12pt" fo:font-weight="normal" officeooo:rsid="000a77f2" officeooo:paragraph-rsid="002ef99f" style:font-size-asian="12pt" style:font-weight-asian="normal" style:font-size-complex="12pt" style:font-weight-complex="normal"/>
    </style:style>
    <style:style style:name="P13" style:family="paragraph" style:parent-style-name="Standard">
      <style:paragraph-properties fo:margin-left="0cm" fo:margin-right="0cm" fo:text-align="end" style:justify-single-word="false" fo:text-indent="0cm" style:auto-text-indent="false"/>
      <style:text-properties fo:font-size="12pt" fo:font-weight="normal" officeooo:rsid="000a77f2" officeooo:paragraph-rsid="002ef99f"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0.5pt" officeooo:paragraph-rsid="000bda96" style:font-size-asian="10.5pt" style:font-size-complex="10.5pt"/>
    </style:style>
    <style:style style:name="P15" style:family="paragraph" style:parent-style-name="Standard">
      <style:paragraph-properties fo:margin-left="0cm" fo:margin-right="0cm" fo:text-align="justify" style:justify-single-word="false" fo:text-indent="0cm" style:auto-text-indent="false"/>
      <style:text-properties fo:font-size="10.5pt" officeooo:paragraph-rsid="000f8f75" style:font-size-asian="10.5pt" style:font-size-complex="10.5pt"/>
    </style:style>
    <style:style style:name="P16" style:family="paragraph" style:parent-style-name="Standard">
      <style:paragraph-properties fo:text-align="justify" style:justify-single-word="false"/>
      <style:text-properties fo:font-size="10.5pt" officeooo:paragraph-rsid="0022ff23" style:font-size-asian="10.5pt" style:font-size-complex="10.5pt"/>
    </style:style>
    <style:style style:name="P17" style:family="paragraph" style:parent-style-name="Standard">
      <style:paragraph-properties fo:text-align="justify" style:justify-single-word="false"/>
      <style:text-properties fo:font-size="10.5pt" fo:font-style="normal" officeooo:rsid="000ce02e" officeooo:paragraph-rsid="000bda96" style:font-size-asian="10.5pt" style:font-style-asian="normal" style:font-size-complex="10.5pt" style:font-style-complex="normal"/>
    </style:style>
    <style:style style:name="P18" style:family="paragraph" style:parent-style-name="Standard">
      <style:paragraph-properties fo:margin-left="0cm" fo:margin-right="0cm" fo:text-align="justify" style:justify-single-word="false" fo:text-indent="0cm" style:auto-text-indent="false"/>
      <style:text-properties fo:font-size="10.5pt" fo:font-style="normal" officeooo:rsid="000f8f75" officeooo:paragraph-rsid="002bb09f" style:font-size-asian="10.5pt" style:font-style-asian="normal" style:font-size-complex="10.5pt" style:font-style-complex="normal"/>
    </style:style>
    <style:style style:name="P19" style:family="paragraph" style:parent-style-name="Standard">
      <style:paragraph-properties fo:margin-left="0cm" fo:margin-right="0cm" fo:text-align="justify" style:justify-single-word="false" fo:text-indent="0cm" style:auto-text-indent="false"/>
      <style:text-properties fo:font-size="10.5pt" fo:font-style="normal" officeooo:rsid="000f8f75" officeooo:paragraph-rsid="000f8f75" style:font-size-asian="10.5pt" style:font-style-asian="normal" style:font-size-complex="10.5pt" style:font-style-complex="normal"/>
    </style:style>
    <style:style style:name="P20" style:family="paragraph" style:parent-style-name="Standard">
      <style:paragraph-properties fo:margin-left="2.501cm" fo:margin-right="0cm" fo:text-align="justify" style:justify-single-word="false" fo:text-indent="0cm" style:auto-text-indent="false"/>
      <style:text-properties fo:font-size="10.5pt" fo:font-style="normal" officeooo:rsid="0015ea81" officeooo:paragraph-rsid="0015ea81" style:font-size-asian="10.5pt" style:font-style-asian="normal" style:font-size-complex="10.5pt" style:font-style-complex="normal"/>
    </style:style>
    <style:style style:name="P21" style:family="paragraph" style:parent-style-name="Standard">
      <style:paragraph-properties fo:margin-left="0cm" fo:margin-right="0cm" fo:text-align="justify" style:justify-single-word="false" fo:text-indent="0cm" style:auto-text-indent="false"/>
      <style:text-properties fo:font-size="10.5pt" fo:font-style="normal" officeooo:rsid="0015ea81" officeooo:paragraph-rsid="0015ea81" style:font-size-asian="10.5pt" style:font-style-asian="normal" style:font-size-complex="10.5pt" style:font-style-complex="normal"/>
    </style:style>
    <style:style style:name="P22" style:family="paragraph" style:parent-style-name="Standard">
      <style:paragraph-properties fo:text-align="justify" style:justify-single-word="false"/>
      <style:text-properties fo:font-size="10.5pt" fo:font-style="normal" officeooo:rsid="0022ff23" officeooo:paragraph-rsid="0022ff23" style:font-size-asian="10.5pt" style:font-style-asian="normal" style:font-size-complex="10.5pt" style:font-style-complex="normal"/>
    </style:style>
    <style:style style:name="P23" style:family="paragraph" style:parent-style-name="Standard">
      <style:paragraph-properties fo:text-align="justify" style:justify-single-word="false"/>
      <style:text-properties fo:font-size="10.5pt" fo:font-style="normal" officeooo:rsid="0022ff23" officeooo:paragraph-rsid="002d68bb" style:font-size-asian="10.5pt" style:font-style-asian="normal" style:font-size-complex="10.5pt" style:font-style-complex="normal"/>
    </style:style>
    <style:style style:name="P24" style:family="paragraph" style:parent-style-name="Standard">
      <style:paragraph-properties fo:text-align="justify" style:justify-single-word="false"/>
      <style:text-properties fo:font-size="10.5pt" fo:font-style="normal" fo:font-weight="bold" officeooo:rsid="0022ff23" officeooo:paragraph-rsid="0022ff23" style:font-size-asian="10.5pt" style:font-style-asian="normal" style:font-weight-asian="bold" style:font-size-complex="10.5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3e8cc" style:font-style-asian="italic" style:font-style-complex="italic"/>
    </style:style>
    <style:style style:name="T3" style:family="text">
      <style:text-properties fo:font-style="italic" officeooo:rsid="001496a6" style:font-style-asian="italic" style:font-style-complex="italic"/>
    </style:style>
    <style:style style:name="T4" style:family="text">
      <style:text-properties fo:font-style="italic" officeooo:rsid="002bb09f" style:font-style-asian="italic" style:font-style-complex="italic"/>
    </style:style>
    <style:style style:name="T5" style:family="text">
      <style:text-properties fo:font-style="italic" officeooo:rsid="002d68bb" style:font-style-asian="italic" style:font-style-complex="italic"/>
    </style:style>
    <style:style style:name="T6" style:family="text">
      <style:text-properties fo:font-style="italic" style:text-underline-style="none" officeooo:rsid="001496a6"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bda96" style:font-style-asian="normal" style:font-style-complex="normal"/>
    </style:style>
    <style:style style:name="T9" style:family="text">
      <style:text-properties fo:font-style="normal" officeooo:rsid="000a77f2" style:font-style-asian="normal" style:font-style-complex="normal"/>
    </style:style>
    <style:style style:name="T10" style:family="text">
      <style:text-properties fo:font-style="normal" officeooo:rsid="000ca223" style:font-style-asian="normal" style:font-style-complex="normal"/>
    </style:style>
    <style:style style:name="T11" style:family="text">
      <style:text-properties fo:font-style="normal" officeooo:rsid="000ce02e" style:font-style-asian="normal" style:font-style-complex="normal"/>
    </style:style>
    <style:style style:name="T12" style:family="text">
      <style:text-properties fo:font-style="normal" officeooo:rsid="000f8f75" style:font-style-asian="normal" style:font-style-complex="normal"/>
    </style:style>
    <style:style style:name="T13" style:family="text">
      <style:text-properties fo:font-style="normal" officeooo:rsid="00149dc3" style:font-style-asian="normal" style:font-style-complex="normal"/>
    </style:style>
    <style:style style:name="T14" style:family="text">
      <style:text-properties fo:font-style="normal" officeooo:rsid="0022ff23" style:font-style-asian="normal" style:font-style-complex="normal"/>
    </style:style>
    <style:style style:name="T15" style:family="text">
      <style:text-properties fo:font-style="normal" officeooo:rsid="002457f8" style:font-style-asian="normal" style:font-style-complex="normal"/>
    </style:style>
    <style:style style:name="T16" style:family="text">
      <style:text-properties fo:font-style="normal" officeooo:rsid="002b3abf" style:font-style-asian="normal" style:font-style-complex="normal"/>
    </style:style>
    <style:style style:name="T17" style:family="text">
      <style:text-properties fo:font-style="normal" officeooo:rsid="002d0da2" style:font-style-asian="normal" style:font-style-complex="normal"/>
    </style:style>
    <style:style style:name="T18" style:family="text">
      <style:text-properties fo:font-style="normal" fo:font-weight="bold" officeooo:rsid="00149dc3" style:font-style-asian="normal" style:font-weight-asian="bold" style:font-style-complex="normal" style:font-weight-complex="bold"/>
    </style:style>
    <style:style style:name="T19" style:family="text">
      <style:text-properties fo:font-style="normal" fo:font-weight="bold" officeooo:rsid="000f8f75" style:font-style-asian="normal" style:font-weight-asian="bold" style:font-style-complex="normal" style:font-weight-complex="bold"/>
    </style:style>
    <style:style style:name="T20" style:family="text">
      <style:text-properties fo:font-style="normal" fo:font-weight="normal" officeooo:rsid="000f8f75" style:font-style-asian="normal" style:font-weight-asian="normal" style:font-style-complex="normal" style:font-weight-complex="normal"/>
    </style:style>
    <style:style style:name="T21" style:family="text">
      <style:text-properties fo:font-style="normal" fo:font-weight="normal" officeooo:rsid="00149dc3" style:font-style-asian="normal" style:font-weight-asian="normal" style:font-style-complex="normal" style:font-weight-complex="normal"/>
    </style:style>
    <style:style style:name="T22" style:family="text">
      <style:text-properties officeooo:rsid="0010e842"/>
    </style:style>
    <style:style style:name="T23" style:family="text">
      <style:text-properties officeooo:rsid="0013e8cc"/>
    </style:style>
    <style:style style:name="T24" style:family="text">
      <style:text-properties officeooo:rsid="001496a6"/>
    </style:style>
    <style:style style:name="T25" style:family="text">
      <style:text-properties officeooo:rsid="00149dc3"/>
    </style:style>
    <style:style style:name="T26" style:family="text">
      <style:text-properties officeooo:rsid="002b3abf"/>
    </style:style>
    <style:style style:name="T27" style:family="text">
      <style:text-properties fo:color="#2a6099" loext:opacity="100%" fo:font-style="normal" fo:font-weight="bold" officeooo:rsid="002b3abf" style:font-style-asian="normal" style:font-weight-asian="bold" style:font-style-complex="normal" style:font-weight-complex="bold"/>
    </style:style>
    <style:style style:name="T28" style:family="text">
      <style:text-properties fo:color="#2a6099" loext:opacity="100%" fo:font-style="normal" fo:font-weight="bold" officeooo:rsid="002d68bb" style:font-style-asian="normal" style:font-weight-asian="bold" style:font-style-complex="normal" style:font-weight-complex="bold"/>
    </style:style>
    <style:style style:name="T29" style:family="text">
      <style:text-properties fo:color="#2a6099" loext:opacity="100%" fo:font-style="normal" fo:font-weight="bold" officeooo:rsid="002deda3" style:font-style-asian="normal" style:font-weight-asian="bold" style:font-style-complex="normal" style:font-weight-complex="bold"/>
    </style:style>
    <style:style style:name="T30" style:family="text">
      <style:text-properties fo:color="#2a6099" loext:opacity="100%" fo:font-weight="bold" officeooo:rsid="002d0da2" style:font-weight-asian="bold" style:font-weight-complex="bold"/>
    </style:style>
    <style:style style:name="T31" style:family="text">
      <style:text-properties fo:color="#2a6099" loext:opacity="100%" fo:font-weight="bold" officeooo:rsid="002d68bb" style:font-weight-asian="bold" style:font-weight-complex="bold"/>
    </style:style>
    <style:style style:name="T32" style:family="text">
      <style:text-properties officeooo:rsid="002bb09f"/>
    </style:style>
    <style:style style:name="T33" style:family="text">
      <style:text-properties fo:font-weight="normal" officeooo:rsid="0013e8cc" style:font-weight-asian="normal" style:font-weight-complex="normal"/>
    </style:style>
    <style:style style:name="T34" style:family="text">
      <style:text-properties officeooo:rsid="002d0da2"/>
    </style:style>
    <style:style style:name="T35" style:family="text">
      <style:text-properties officeooo:rsid="002d68bb"/>
    </style:style>
    <style:style style:name="T36" style:family="text">
      <style:text-properties officeooo:rsid="00172a4e"/>
    </style:style>
    <style:style style:name="T37" style:family="text">
      <style:text-properties officeooo:rsid="002fb2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xplication de texte</text:p>
      <text:p text:style-name="P8"/>
      <text:p text:style-name="P10"/>
      <text:p text:style-name="P10"/>
      <text:p text:style-name="P10"/>
      <text:p text:style-name="P9"><text:tab/>« Nous ne nous tenons jamais au temps présent. Nous anticipons l'avenir comme trop lent à venir, comme pour hâter son cours ; ou nous rappelons le passé pour l'arrêter comme trop prompt : si imprudents, que nous errons dans les temps qui ne sont point nôtres, et ne pensons point au seul qui nous appartient ; et si vains, que nous songeons à ceux qui ne sont rien, et échappons<text:note text:id="ftn1" text:note-class="footnote"><text:note-citation>1</text:note-citation><text:note-body><text:p text:style-name="Footnote">Et nous laissons échapper.</text:p></text:note-body></text:note> sans réflexion le seul qui subsiste. C'est que le présent, d'ordinaire, nous blesse. Nous le cachons à notre vue, parce qu'il nous afflige ; et, s'il nous est agréable, nous regrettons de le voir échapper. Nous tâchons de le soutenir par l'avenir, et pensons à disposer les choses qui ne sont pas en notre puissance pour un temps où nous n'avons aucune assurance d'arriver.</text:p>
      <text:p text:style-name="P9"><text:tab/>Que chacun examine ses pensées, il les trouvera toutes occupées au passé et à l'avenir. Nous ne pensons presque point au présent ; et, si nous y pensons, ce n'est que pour en prendre la lumière pour disposer de l'avenir. Le présent n'est jamais notre fin : le passé et le présent sont nos moyens ; le seul avenir est notre fin. Ainsi nous ne vivons jamais, mais nous espérons de vivre ; et, nous disposant toujours à être heureux, il est inévitable que nous ne le soyons jamais. »</text:p>
      <text:p text:style-name="P11"/>
      <text:p text:style-name="P12">Pascal, <text:span text:style-name="T1">Pensées</text:span>, (Ed. Brunschvicg, 172).</text:p>
      <text:p text:style-name="P12"/>
      <text:p text:style-name="P12"/>
      <text:p text:style-name="Horizontal_20_Line"/>
      <text:p text:style-name="P13"/>
      <text:p text:style-name="P12"/>
      <text:p text:style-name="P6"><text:span text:style-name="T26">E</text:span>xplication de texte <text:span text:style-name="T26">à trous</text:span></text:p>
      <text:p text:style-name="P2">Pascal, <text:span text:style-name="T1">Pensées</text:span><text:span text:style-name="T7">, Fragment 172 (Ed. Brunschvicg)</text:span></text:p>
      <text:p text:style-name="P1"/>
      <text:p text:style-name="P1"/>
      <text:p text:style-name="P14"><text:span text:style-name="T9"><text:tab/>Le texte qui nous est proposé</text:span><text:span text:style-name="T16"> est</text:span><text:span text:style-name="T9"> </text:span><text:span text:style-name="T27">[...présenter le texte]</text:span><text:span text:style-name="T9">. Dans ce texte, Pascal s’interroge sur </text:span><text:span text:style-name="T27">[préciser le(s) thème(s) du texte]</text:span><text:span text:style-name="T9">. </text:span><text:span text:style-name="T8">On peut définir </text:span><text:span text:style-name="T27">[proposez une définition d’un thème important]</text:span><text:span text:style-name="T8">. </text:span><text:span text:style-name="T10">Mais dans ce cas,</text:span><text:span text:style-name="T8"> </text:span><text:span text:style-name="T27">[formulez la question du texte]</text:span><text:span text:style-name="T8"> ? On pourrait penser que </text:span><text:span text:style-name="T27">[donnez la réponse d’opinion commune à la question du texte]</text:span><text:span text:style-name="T8">. Pourtant, </text:span><text:span text:style-name="T27">[identifiez la difficulté posée par la réponse d’opinion commune]</text:span><text:span text:style-name="T10">. Dans ce texte, Pascal </text:span><text:span text:style-name="T27">[exposez la thèse de l’auteur dans le texte]</text:span><text:span text:style-name="T16">.</text:span></text:p>
      <text:p text:style-name="P14"><text:span text:style-name="T10"><text:tab/></text:span><text:span text:style-name="T11">Dans une première partie (lignes 1 à 5), Pascal décrit le rapport humain au temps : nous ne vivons jamais dans le présent, et nous nous projetons toujours dans des temps qui n’existent pas réellement. Dans une seconde partie (l. 5 à 9), l’auteur analyse les causes de ce constat : </text:span><text:span text:style-name="T27">[exposez la thèse de la seconde partie]</text:span><text:span text:style-name="T11">. Enfin (l. 10-15), </text:span><text:span text:style-name="T27">[exposez votre troisième partie]</text:span><text:span text:style-name="T11">.</text:span></text:p>
      <text:p text:style-name="P17"/>
      <text:p text:style-name="P17"/>
      <text:p text:style-name="P17"><text:soft-page-break/><text:tab/><text:span text:style-name="T32">Dans la première partie du texte (lignes 1 à 5), Pascal veut décrire la façon dont les hommes se rapportent au présent : nous n’y attachons aucune réelle importance, dans la mesure où nous nous projetons toujours vers l’avenir ou le passé. Le paradoxe de cette attitude tient dans le fait que le présent est en fait le seul temps qui existe véritablement.</text:span></text:p>
      <text:p text:style-name="P18"><text:span text:style-name="T32"><text:tab/>Dans un premier temps, Pascal fait simplement le constat que n</text:span><text:span text:style-name="T22">ous désinvestissons notre rapport au présent, au profit des autres modalités du temps : </text:span><text:span text:style-name="T32">nous ne sommes jamais « dans le présent ». Mais n’est-ce pas là contradictoire ? Il semble bien que le fait d’exister implique toujours d’exister </text:span><text:span text:style-name="T4">dans le présent </text:span><text:span text:style-name="T32">: si c’est dans le passé que j’existe, c’est que je n’existe </text:span><text:span text:style-name="T4">plus </text:span><text:span text:style-name="T32">; si c’est dans le futur, c’est que je n’existe </text:span><text:span text:style-name="T4">pas encore</text:span><text:span text:style-name="T32">. Pour clarifier les choses,</text:span><text:span text:style-name="T24"> il faut </text:span><text:span text:style-name="T34">distinguer</text:span><text:span text:style-name="T24"> le temps lui-même (</text:span><text:span text:style-name="T32">le </text:span><text:span text:style-name="T24">temps </text:span><text:span text:style-name="T3">objectif</text:span><text:span text:style-name="T24">) </text:span><text:span text:style-name="T34">et</text:span><text:span text:style-name="T32"> </text:span><text:span text:style-name="T24">notre </text:span><text:span text:style-name="T6">rapport</text:span><text:span text:style-name="T24"> au temps (</text:span><text:span text:style-name="T32">le </text:span><text:span text:style-name="T24">temps </text:span><text:span text:style-name="T3">subjectif</text:span><text:span text:style-name="T24">). Du point de vue du temps lui-même </text:span><text:span text:style-name="T25">(objectivement)</text:span><text:span text:style-name="T24">, nous sommes toujours dans le présent ; </text:span><text:span text:style-name="T32">pourtant,</text:span><text:span text:style-name="T24"> </text:span><text:span text:style-name="T3">subjectivement</text:span><text:span text:style-name="T24"> nous ne nous rapportons que rarement au présent : nous nous </text:span><text:span text:style-name="T3">projetons</text:span><text:span text:style-name="T24"> </text:span><text:span text:style-name="T25">en esprit </text:span><text:span text:style-name="T24">dans le passé ou dans l’avenir. </text:span><text:span text:style-name="T32">C’est bien ce rapport au temps que </text:span><text:span text:style-name="T23">Pascal présente comme asymétrique : </text:span><text:span text:style-name="T32">il se caractérise </text:span><text:span text:style-name="T23">d’un côté </text:span><text:span text:style-name="T32">par </text:span><text:span text:style-name="T23">un </text:span><text:span text:style-name="T33">désinvestissement</text:span><text:span text:style-name="T23"> par rapport au présent, de l’autre </text:span><text:span text:style-name="T32">par </text:span><text:span text:style-name="T23">un </text:span><text:span text:style-name="T33">surinvestissement</text:span><text:span text:style-name="T23"> pour le passé et l’avenir. </text:span><text:span text:style-name="T34">Quand Pascal dit que « nous ne </text:span><text:span text:style-name="T37">nous</text:span><text:span text:style-name="T34"> tenons jamais au temps présent » (ligne 1), o</text:span>n <text:span text:style-name="T24">peut </text:span><text:span text:style-name="T34">en fait comprendre ce</text:span> « tenir à » <text:span text:style-name="T34">de deux façons différentes :</text:span></text:p>
      <text:p text:style-name="P19"><text:tab/>- <text:span text:style-name="T34">quand je dis que </text:span>« <text:span text:style-name="T23">je tiens à </text:span><text:span text:style-name="T34">quelqu’un </text:span><text:span text:style-name="T23">», </text:span><text:span text:style-name="T34">je dis que</text:span><text:span text:style-name="T23"> je </text:span><text:span text:style-name="T34">lui</text:span><text:span text:style-name="T23"> une certaine importance sur le plan affectif. C’est le premier sens impliqué par le texte ; </text:span><text:span text:style-name="T34">pourtant,</text:span><text:span text:style-name="T23"> Pascal ne dit pas « nous ne tenons pas au présent ». </text:span><text:span text:style-name="T34">On peut donc proposer une seconde interprétation de cette formule : </text:span></text:p>
      <text:p text:style-name="P19"><text:tab/>- <text:span text:style-name="T34">si</text:span><text:span text:style-name="T23"> je s</text:span><text:span text:style-name="T34">u</text:span><text:span text:style-name="T23">is </text:span><text:span text:style-name="T34">dans l’eau</text:span><text:span text:style-name="T23">, </text:span><text:span text:style-name="T34">je peux dire que</text:span><text:span text:style-name="T23"> </text:span>« <text:span text:style-name="T23">je </text:span><text:span text:style-name="T2">me tiens</text:span><text:span text:style-name="T23"> à une planche » ; </text:span><text:span text:style-name="T34">cela signifie que</text:span><text:span text:style-name="T23"> je suis </text:span><text:span text:style-name="T2">rivé</text:span><text:span text:style-name="T23"> à elle, je maintiens ma proximité avec elle pour me stabiliser. C’est cette forme </text:span><text:span text:style-name="T34">grammaticale</text:span><text:span text:style-name="T23"> qu’on trouve dans le texte. </text:span><text:span text:style-name="T34">Dans cette interprétation,</text:span><text:span text:style-name="T23"> « </text:span><text:span text:style-name="T24">être dans le présent » pourrait nous permettre une certaine stabilité, mais nous nous écartons toujours </text:span><text:span text:style-name="T34">de cette possibilité </text:span><text:span text:style-name="T24">- nous sommes perpétuellement dans le mouvement.</text:span></text:p>
      <text:p text:style-name="P15"><text:span text:style-name="T13"><text:tab/></text:span><text:span text:style-name="T17">Dans tous les cas, pour Pascal n</text:span><text:span text:style-name="T13">otre</text:span><text:span text:style-name="T12"> rapport au temps </text:span><text:span text:style-name="T13">est </text:span><text:span text:style-name="T12">marqué par l’</text:span><text:span text:style-name="T20">insatisfaction</text:span><text:span text:style-name="T19"> </text:span><text:span text:style-name="T12">: </text:span><text:span text:style-name="T13">le futur nous apparaît comme trop lent à venir, le passé comme passant trop vite. </text:span><text:span text:style-name="T17">Il y a ici quelque chose de </text:span><text:span text:style-name="T21">paradoxal</text:span><text:span text:style-name="T18"> </text:span><text:span text:style-name="T13">: nous sommes insatisfaits parce que le futur et le passé ne sont pas présents, </text:span><text:span text:style-name="T17">e</text:span><text:span text:style-name="T13">t pourtant, nous n’accordons que très peu d’importance au présent lui-même. </text:span><text:span text:style-name="T17">Quelle est la racine de cette insatisfaction ?</text:span></text:p>
      <text:p text:style-name="P19"><text:tab/>Ce rapport inadéquat au temps est <text:span text:style-name="T35">en fait </text:span>une manifestation de notre faiblesse de caractère. <text:span text:style-name="T30">[le texte de Pascal implique deux traits de caractère humains : l’imprudence et la vanité. Analysez avec une grande précision ces concepts pour </text:span><text:span text:style-name="T31">expliquer comment Pascal comprend la psychologie humaine</text:span><text:span text:style-name="T30">. Attention, ce sont peut-être des termes polysémiques, réfléchissez bien au sens qu’ils peuvent avoir dans le texte.</text:span></text:p>
      <text:p text:style-name="P3">Vous pouvez faire le lien avec des références philosophiques externes :</text:p>
      <text:p text:style-name="P4">- L’importance de se recentrer sur ce qui nous appartient <text:span text:style-name="T35">réellement </text:span>est un thème très important du stoïcisme. <text:span text:style-name="T35">Vous pouvez lire le début du</text:span><text:span text:style-name="T5"> Manuel</text:span><text:span text:style-name="T35"> d’Épictète à ce sujet.</text:span></text:p>
      <text:p text:style-name="P4">- L’idée selon laquelle le présent est la seule modalité du temps à exister réellement est une idée importante de St Augustin. <text:span text:style-name="T35">Cherchez l’extrait très célèbre de ses </text:span><text:span text:style-name="T5">Confessions</text:span><text:span text:style-name="T35">, Livre XI</text:span>]</text:p>
      <text:p text:style-name="P20"/>
      <text:p text:style-name="P21"><text:tab/>L’homme est marqué par deux formes de folie : l’imprudence, c’est le fait de confondre ce qu’on a et ce qu’on n’a pas ; la vanité, c’est confondre ce qui est et ce qui n’est pas.<text:span text:style-name="T36"> Est-ce une simple erreur ? S’il s’agit seulement d’une manque de « réflexion », il suffirait de bien concevoir les choses pour s’inscrire dans un juste rapport au temps ; </text:span><text:span text:style-name="T35">auquel cas,</text:span><text:span text:style-name="T36"> il suffirait de réfléchir et de se rendre compte que seul le présent existe et importe. Mais ce n’est pas aussi facile que ça : la suite du texte va montrer que ce recentrement sur le présent est radicalement impossible</text:span></text:p>
      <text:p text:style-name="P20"/>
      <text:p text:style-name="P5">[rédigez vous-même les parties II et III]</text:p>
      <text:p text:style-name="P17"/>
      <text:p text:style-name="P17"/>
      <text:p text:style-name="P24">Conclusion générale :</text:p>
      <text:p text:style-name="P22"/>
      <text:p text:style-name="P23"><text:tab/>Ce texte de Pascal est remarquable par la noirceur et l’ironie de son propos. Bien loin des discours antiques proposant des recettes et méthodes pour trouver le bonheur, ce fragment des <text:span text:style-name="T1">Pensées</text:span> veut bien plutôt montrer que <text:span text:style-name="T31">[expliquez ce que dit Pascal : est-il possible de trouver le bonheur ? Pourquoi précisément ? Est-ce plutôt notre rapport au passé ou à l’avenir qui est décisif ?]</text:span></text:p>
      <text:p text:style-name="P16"><text:span text:style-name="T14"><text:tab/></text:span><text:span text:style-name="T15">Le bonheur, alors, est-il radicalement impossible ? </text:span><text:span text:style-name="T28">[cherchez des informations précises sur ce que Pascal dit du bonheur. </text:span><text:span text:style-name="T29">Faites le lien avec</text:span><text:span text:style-name="T28"> le texte </text:span><text:span text:style-name="T29">que vous expliquez</text:span><text:span text:style-name="T28">, </text:span><text:span text:style-name="T29">en montrant comment ce dernier peut éclairer ses thèses générales sur le bonheu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9T09:48:51.422000000</meta:creation-date>
    <dc:title>Page vierge</dc:title>
    <meta:generator>LibreOffice/7.2.5.2$Windows_X86_64 LibreOffice_project/499f9727c189e6ef3471021d6132d4c694f357e5</meta:generator>
    <meta:editing-duration>PT5H3M56S</meta:editing-duration>
    <meta:editing-cycles>9</meta:editing-cycles>
    <dc:date>2022-04-21T16:12:26.292000000</dc:date>
    <meta:document-statistic meta:table-count="0" meta:image-count="0" meta:object-count="0" meta:page-count="2" meta:paragraph-count="23" meta:word-count="1212" meta:character-count="7017" meta:non-whitespace-character-count="5814"/>
    <meta:template xlink:type="simple" xlink:actuate="onRequest" xlink:title="Page vierge" xlink:href="../corrigé%20pascal.odt" meta:date="2021-06-09T09:48:51.425000000"/>
  </office:meta>
</office:document-meta>
</file>